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65e0" officeooo:paragraph-rsid="000a65e0"/>
    </style:style>
    <style:style style:name="P2" style:family="paragraph" style:parent-style-name="Standard">
      <style:text-properties officeooo:rsid="000bea0b" officeooo:paragraph-rsid="000bea0b"/>
    </style:style>
    <style:style style:name="T1" style:family="text">
      <style:text-properties officeooo:rsid="000a65e0"/>
    </style:style>
    <style:style style:name="T2" style:family="text">
      <style:text-properties officeooo:rsid="000bea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e Requisitos : Atividade dia 25/05</text:p>
      <text:p text:style-name="P1"/>
      <text:p text:style-name="P1">2) Caso de uso: Alterar senha de Email</text:p>
      <text:p text:style-name="P1"/>
      <text:p text:style-name="P1">- Usuário faz login no sistema</text:p>
      <text:p text:style-name="P1">- Sistema mostra para o usuário a tela principal</text:p>
      <text:p text:style-name="P1">- Usuário clica em “Emails” no menu “Funcionalidades”</text:p>
      <text:p text:style-name="P1">- Sistema expande o menu mostrando a opção “Meus emails”</text:p>
      <text:p text:style-name="P1">- Usuário clica em “Meus emails”</text:p>
      <text:p text:style-name="P1">- Sistema mostra para o usuário a tela com seus emails cadstrados</text:p>
      <text:p text:style-name="P1">- Usuário clica na opção “Alteracão de senha de conta de e-mail” embaixo da coluna “Ação” da tabela</text:p>
      <text:p text:style-name="P1">- <text:span text:style-name="T2">Sistema mostra para o usuário a tela de alteração de senha</text:span></text:p>
      <text:p text:style-name="P1">- Usuário digita a senha atual no campo “Senha antiga” e a senha nova nos campos “Senha nova” e “Senha nova(repetir)” e clica em “Enviar”</text:p>
      <text:p text:style-name="P1">- Sistema altera a senha do usuário no banco de dados e mostra ao usuário a tela de emails cadastrados com uma mensagem de confirmação de alteração de senha</text:p>
      <text:p text:style-name="P1"/>
      <text:p text:style-name="P1">3) A especificação é abstrata pois tudo é realizado pelo sistema, não existe nenhum passo dela que depende de uma interação física.</text:p>
      <text:p text:style-name="P1"/>
      <text:p text:style-name="P1">4)</text:p>
      <text:p text:style-name="P1">Nome: Alterar senha de Email de um aluno;</text:p>
      <text:p text:style-name="P1">Importância: Alta</text:p>
      <text:p text:style-name="P1">Sumário: Esse caso de uso altera a senha do Aluno no sistema.</text:p>
      <text:p text:style-name="P1">Ator Primário: Aluno</text:p>
      <text:p text:style-name="P1">Atores secundários: Sistema</text:p>
      <text:p text:style-name="P1">Précondição: O usuário deve ser cadastrado na base de dados do SIE</text:p>
      <text:p text:style-name="P1">Fluxo principal: Igual ao do exercício 2</text:p>
      <text:p text:style-name="P1">Fluxo alterntivo: Aluno esqueçe a senha atual e precisa Recuperar a senha durante o caso de uso</text:p>
      <text:p text:style-name="P1">Fluxos de exceção: Aluno erra a senha e o sistema avisa; O sistema está indisponivel na hora de realização do caso de uso</text:p>
      <text:p text:style-name="P1">Pós condições: O cadastro do aluno está agora com sua senha nova.</text:p>
      <text:p text:style-name="P2">Documentação suplementar: A interface-usuário deve ser simples para variados níveis de conhecimento de computação.</text:p>
      <text:p text:style-name="P2"/>
      <text:p text:style-name="P2">5)</text:p>
      <text:p text:style-name="P2">1- Aluno João faz login no sistema</text:p>
      <text:p text:style-name="P2">2- Sistema mostra para João a tela principal com um resumo de seus dados</text:p>
      <text:p text:style-name="P2">3- João acha e clica em Emails e depois em Meus Emails</text:p>
      <text:p text:style-name="P2">4- Sistema mostra para João os emails dele, contendo a instancia “joão@gmail.com” na tabela</text:p>
      <text:p text:style-name="P2">5- João clica em <text:s/><text:span text:style-name="T1">Alteracão de senha de conta de e-mail </text:span>na linha da tabela contendo “joão@gmail.com”</text:p>
      <text:p text:style-name="P2">6- o sistema mostra pra joão a tela de alteração de senha</text:p>
      <text:p text:style-name="P2">7- João informa sua senha atual “senha1234” no campo senha atual e a senha nova desejada “qpalzm1029384756!@#$%*()_+” nos campos Senha nova e senha nova(repetir)</text:p>
      <text:p text:style-name="P2">8- O sistema altera a senha de João para “qpalzm1029384756!@#$%*()_+” <text:s/>e avisa para joão que a senha foi atualizada com sucesso.</text:p>
      <text:p text:style-name="P2"/>
      <text:p text:style-name="P2">6)</text:p>
      <text:p text:style-name="P2">Abstrato: Atualiza a tela</text:p>
      <text:p text:style-name="P2">Concreto: Cadastra email</text:p>
      <text:p text:style-name="P2"><text:soft-page-break/></text:p>
      <text:p text:style-name="P2">7)</text:p>
      <text:p text:style-name="P2">Inclusão: Os casos de uso, Editar email, consultar email e alterar senha de email todos incluem o caso de uso Verificar meus emails, pois dependem desse para serem executados.</text:p>
      <text:p text:style-name="P2"/>
      <text:p text:style-name="P2">Extensão: O caso de uso Alterar senha de email extende o caso de uso Recuperar Senha pois o aluno pode esqueçer sua senha durante o processo de alteração de senh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8:58:02.027569823</meta:creation-date>
    <dc:date>2016-06-01T09:24:53.998761100</dc:date>
    <meta:editing-duration>PT11M35S</meta:editing-duration>
    <meta:editing-cycles>1</meta:editing-cycles>
    <meta:document-statistic meta:table-count="0" meta:image-count="0" meta:object-count="0" meta:page-count="2" meta:paragraph-count="40" meta:word-count="476" meta:character-count="2711" meta:non-whitespace-character-count="2272"/>
    <meta:generator>LibreOffice/4.2.8.2$Linux_X86_64 LibreOffice_project/420m0$Build-2</meta:generator>
  </office:meta>
</office:document-meta>
</file>